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.205cm" fo:margin-right="0cm" fo:text-indent="0cm" style:auto-text-indent="false"/>
      <style:text-properties officeooo:paragraph-rsid="00184ddf"/>
    </style:style>
    <style:style style:name="P2" style:family="paragraph" style:parent-style-name="Standard">
      <style:paragraph-properties fo:margin-left="0.205cm" fo:margin-right="0cm" fo:text-indent="0cm" style:auto-text-indent="false"/>
      <style:text-properties fo:font-weight="normal" officeooo:rsid="001a0523" officeooo:paragraph-rsid="001a0523" style:font-weight-asian="normal" style:font-weight-complex="normal"/>
    </style:style>
    <style:style style:name="P3" style:family="paragraph" style:parent-style-name="Standard">
      <style:paragraph-properties fo:margin-left="0.205cm" fo:margin-right="0cm" fo:text-indent="0cm" style:auto-text-indent="false"/>
      <style:text-properties fo:font-weight="normal" officeooo:rsid="001a0523" officeooo:paragraph-rsid="001a6430" style:font-weight-asian="normal" style:font-weight-complex="normal"/>
    </style:style>
    <style:style style:name="P4" style:family="paragraph" style:parent-style-name="Standard">
      <style:paragraph-properties fo:margin-left="0.205cm" fo:margin-right="0cm" fo:text-indent="0cm" style:auto-text-indent="false"/>
      <style:text-properties fo:font-weight="normal" officeooo:rsid="001a6430" officeooo:paragraph-rsid="001a6430" style:font-weight-asian="normal" style:font-weight-complex="normal"/>
    </style:style>
    <style:style style:name="P5" style:family="paragraph" style:parent-style-name="Standard">
      <style:paragraph-properties fo:margin-left="0.205cm" fo:margin-right="0cm" fo:text-indent="0cm" style:auto-text-indent="false"/>
      <style:text-properties fo:font-weight="normal" officeooo:rsid="001a6430" officeooo:paragraph-rsid="001b892b" style:font-weight-asian="normal" style:font-weight-complex="normal"/>
    </style:style>
    <style:style style:name="P6" style:family="paragraph" style:parent-style-name="Standard">
      <style:paragraph-properties fo:margin-left="0.205cm" fo:margin-right="0cm" fo:text-indent="0cm" style:auto-text-indent="false"/>
      <style:text-properties fo:font-weight="normal" officeooo:rsid="001cb250" officeooo:paragraph-rsid="001cb250" style:font-weight-asian="normal" style:font-weight-complex="normal"/>
    </style:style>
    <style:style style:name="P7" style:family="paragraph" style:parent-style-name="Standard">
      <style:paragraph-properties fo:margin-left="0.205cm" fo:margin-right="0cm" fo:text-indent="0cm" style:auto-text-indent="false"/>
      <style:text-properties fo:font-weight="bold" officeooo:rsid="001a0523" officeooo:paragraph-rsid="001a0523" style:font-weight-asian="bold" style:font-weight-complex="bold"/>
    </style:style>
    <style:style style:name="P8" style:family="paragraph" style:parent-style-name="Standard">
      <style:paragraph-properties fo:margin-left="0.205cm" fo:margin-right="0cm" fo:text-indent="0cm" style:auto-text-indent="false"/>
      <style:text-properties fo:font-size="9pt" officeooo:paragraph-rsid="00184ddf" style:font-size-asian="7.84999990463257pt" style:font-size-complex="9pt"/>
    </style:style>
    <style:style style:name="P9" style:family="paragraph" style:parent-style-name="Standard">
      <style:paragraph-properties fo:margin-left="0.205cm" fo:margin-right="0cm" fo:text-indent="0cm" style:auto-text-indent="false"/>
      <style:text-properties fo:font-size="12pt" fo:font-weight="bold" officeooo:rsid="001e2d71" officeooo:paragraph-rsid="001e2d71" style:font-size-asian="12pt" style:font-weight-asian="bold" style:font-size-complex="12pt"/>
    </style:style>
    <style:style style:name="P10" style:family="paragraph" style:parent-style-name="Standard">
      <style:paragraph-properties fo:margin-left="0.205cm" fo:margin-right="0cm" fo:text-indent="0cm" style:auto-text-indent="false"/>
      <style:text-properties fo:font-size="12pt" fo:font-weight="bold" officeooo:rsid="00184ddf" officeooo:paragraph-rsid="00184ddf" style:font-size-asian="12pt" style:font-weight-asian="bold" style:font-size-complex="12pt"/>
    </style:style>
    <style:style style:name="P11" style:family="paragraph" style:parent-style-name="Standard">
      <style:paragraph-properties fo:margin-left="0.205cm" fo:margin-right="0cm" fo:text-indent="0cm" style:auto-text-indent="false"/>
      <style:text-properties fo:font-size="12pt" fo:font-weight="bold" officeooo:rsid="001a0523" officeooo:paragraph-rsid="001a0523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left="0.205cm" fo:margin-right="0cm" fo:text-indent="0cm" style:auto-text-indent="false"/>
      <style:text-properties fo:font-size="12pt" fo:font-weight="bold" officeooo:rsid="001a6430" officeooo:paragraph-rsid="001a6430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left="0.205cm" fo:margin-right="0cm" fo:line-height="150%" fo:text-align="justify" style:justify-single-word="false" fo:text-indent="0cm" style:auto-text-indent="false"/>
      <style:text-properties fo:font-size="12pt" fo:font-weight="bold" officeooo:rsid="002c7e22" officeooo:paragraph-rsid="002c7e22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left="0.205cm" fo:margin-right="0cm" fo:text-indent="0cm" style:auto-text-indent="false"/>
      <style:text-properties fo:font-size="12pt" fo:font-weight="bold" officeooo:rsid="001a0523" officeooo:paragraph-rsid="001a0523" style:font-size-asian="12pt" style:font-weight-asian="bold" style:font-size-complex="12pt" style:font-weight-complex="normal"/>
    </style:style>
    <style:style style:name="P15" style:family="paragraph" style:parent-style-name="Standard">
      <style:paragraph-properties fo:margin-left="0.205cm" fo:margin-right="0cm" fo:text-indent="0cm" style:auto-text-indent="false"/>
      <style:text-properties fo:font-size="12pt" fo:font-weight="bold" officeooo:rsid="001a6430" officeooo:paragraph-rsid="001a6430" style:font-size-asian="12pt" style:font-weight-asian="bold" style:font-size-complex="12pt" style:font-weight-complex="normal"/>
    </style:style>
    <style:style style:name="P16" style:family="paragraph" style:parent-style-name="Standard">
      <style:paragraph-properties fo:margin-left="0.205cm" fo:margin-right="0cm" fo:text-indent="0cm" style:auto-text-indent="false"/>
      <style:text-properties fo:font-size="12pt" fo:font-weight="bold" officeooo:rsid="001b892b" officeooo:paragraph-rsid="001b892b" style:font-size-asian="12pt" style:font-weight-asian="bold" style:font-size-complex="12pt" style:font-weight-complex="normal"/>
    </style:style>
    <style:style style:name="P17" style:family="paragraph" style:parent-style-name="Standard">
      <style:paragraph-properties fo:margin-left="0.205cm" fo:margin-right="0cm" fo:text-indent="0cm" style:auto-text-indent="false"/>
      <style:text-properties fo:font-size="12pt" fo:font-weight="bold" officeooo:rsid="001cb250" officeooo:paragraph-rsid="001cb250" style:font-size-asian="12pt" style:font-weight-asian="bold" style:font-size-complex="12pt" style:font-weight-complex="normal"/>
    </style:style>
    <style:style style:name="P18" style:family="paragraph" style:parent-style-name="Standard">
      <style:paragraph-properties fo:margin-left="0.205cm" fo:margin-right="0cm" fo:text-indent="0cm" style:auto-text-indent="false"/>
      <style:text-properties fo:font-size="12pt" fo:font-weight="normal" officeooo:rsid="00184ddf" officeooo:paragraph-rsid="00184ddf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.205cm" fo:margin-right="0cm" fo:text-indent="0cm" style:auto-text-indent="false"/>
      <style:text-properties fo:font-size="12pt" fo:font-weight="normal" officeooo:rsid="001a0523" officeooo:paragraph-rsid="001a0523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.205cm" fo:margin-right="0cm" fo:text-indent="0cm" style:auto-text-indent="false"/>
      <style:text-properties fo:font-size="12pt" fo:font-weight="normal" officeooo:rsid="001a6430" officeooo:paragraph-rsid="001a6430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.205cm" fo:margin-right="0cm" fo:text-indent="0cm" style:auto-text-indent="false"/>
      <style:text-properties fo:font-size="12pt" fo:font-weight="normal" officeooo:rsid="001b892b" officeooo:paragraph-rsid="001b892b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.205cm" fo:margin-right="0cm" fo:text-indent="0cm" style:auto-text-indent="false"/>
      <style:text-properties fo:font-size="12pt" fo:font-weight="normal" officeooo:rsid="001cb250" officeooo:paragraph-rsid="001cb250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.205cm" fo:margin-right="0cm" fo:line-height="150%" fo:text-align="justify" style:justify-single-word="false" fo:text-indent="0cm" style:auto-text-indent="false"/>
      <style:text-properties fo:font-size="12pt" fo:font-weight="normal" officeooo:rsid="002c7e22" officeooo:paragraph-rsid="002c7e22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.205cm" fo:margin-right="0cm" fo:text-indent="0cm" style:auto-text-indent="false"/>
      <style:text-properties fo:font-size="8pt" fo:font-weight="bold" officeooo:paragraph-rsid="00184ddf" style:font-size-asian="7pt" style:font-weight-asian="bold" style:font-size-complex="8pt"/>
    </style:style>
    <style:style style:name="P25" style:family="paragraph" style:parent-style-name="Standard">
      <style:paragraph-properties fo:margin-left="0.205cm" fo:margin-right="0cm" fo:line-height="150%" fo:text-align="justify" style:justify-single-word="false" fo:text-indent="0cm" style:auto-text-indent="false"/>
      <style:text-properties officeooo:paragraph-rsid="002d9774"/>
    </style:style>
    <style:style style:name="P26" style:family="paragraph" style:parent-style-name="Standard">
      <style:paragraph-properties fo:margin-left="0.205cm" fo:margin-right="0cm" fo:line-height="150%" fo:text-align="justify" style:justify-single-word="false" fo:text-indent="0cm" style:auto-text-indent="false" fo:break-before="page"/>
      <style:text-properties fo:font-size="12pt" fo:font-weight="bold" officeooo:paragraph-rsid="002c7e22" style:font-size-asian="12pt" style:font-weight-asian="bold" style:font-size-complex="12pt"/>
    </style:style>
    <style:style style:name="P2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24pt" fo:font-weight="bold" officeooo:rsid="00212062" officeooo:paragraph-rsid="00212062" style:font-size-asian="24pt" style:font-weight-asian="bold" style:font-size-complex="24pt" style:font-weight-complex="bold"/>
    </style:style>
    <style:style style:name="P28" style:family="paragraph" style:parent-style-name="Standard">
      <style:paragraph-properties fo:margin-left="1.475cm" fo:margin-right="0.132cm" fo:margin-top="0.009cm" fo:margin-bottom="0cm" loext:contextual-spacing="false" fo:line-height="158%" fo:text-indent="-0.635cm" style:auto-text-indent="false">
        <style:tab-stops>
          <style:tab-stop style:position="1.446cm"/>
        </style:tab-stops>
      </style:paragraph-properties>
      <style:text-properties fo:font-size="12pt" fo:font-weight="normal" officeooo:rsid="001cb250" officeooo:paragraph-rsid="002a3770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cm" fo:margin-right="0.132cm" fo:margin-top="0.009cm" fo:margin-bottom="0cm" loext:contextual-spacing="false" fo:line-height="158%" fo:text-indent="0cm" style:auto-text-indent="false">
        <style:tab-stops>
          <style:tab-stop style:position="1.446cm"/>
        </style:tab-stops>
      </style:paragraph-properties>
      <style:text-properties fo:font-size="12pt" fo:font-weight="normal" officeooo:rsid="002a3770" officeooo:paragraph-rsid="002a3770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cm" fo:margin-right="0.132cm" fo:margin-top="0.009cm" fo:margin-bottom="0cm" loext:contextual-spacing="false" fo:line-height="158%" fo:text-indent="0cm" style:auto-text-indent="false">
        <style:tab-stops>
          <style:tab-stop style:position="1.446cm"/>
        </style:tab-stops>
      </style:paragraph-properties>
      <style:text-properties fo:font-size="12pt" fo:font-weight="normal" officeooo:rsid="002b519a" officeooo:paragraph-rsid="002b519a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cm" fo:margin-right="0.132cm" fo:margin-top="0.009cm" fo:margin-bottom="0cm" loext:contextual-spacing="false" fo:line-height="158%" fo:text-indent="0cm" style:auto-text-indent="false">
        <style:tab-stops>
          <style:tab-stop style:position="1.446cm"/>
        </style:tab-stops>
      </style:paragraph-properties>
      <style:text-properties fo:font-size="12pt" fo:font-weight="bold" officeooo:rsid="002a3770" officeooo:paragraph-rsid="002a3770" style:font-size-asian="12pt" style:font-weight-asian="bold" style:font-size-complex="12pt" style:font-weight-complex="bold"/>
    </style:style>
    <style:style style:name="P32" style:family="paragraph" style:parent-style-name="Standard">
      <style:paragraph-properties fo:margin-left="0cm" fo:margin-right="0.132cm" fo:margin-top="0.009cm" fo:margin-bottom="0cm" loext:contextual-spacing="false" fo:line-height="158%" fo:text-indent="0cm" style:auto-text-indent="false">
        <style:tab-stops>
          <style:tab-stop style:position="1.446cm"/>
        </style:tab-stops>
      </style:paragraph-properties>
      <style:text-properties fo:font-size="12pt" fo:font-weight="bold" officeooo:rsid="002b519a" officeooo:paragraph-rsid="002b519a" style:font-size-asian="12pt" style:font-weight-asian="bold" style:font-size-complex="12pt" style:font-weight-complex="bold"/>
    </style:style>
    <style:style style:name="P33" style:family="paragraph" style:parent-style-name="Standard">
      <style:paragraph-properties fo:margin-left="0.205cm" fo:margin-right="0cm" fo:line-height="150%" fo:text-align="justify" style:justify-single-word="false" fo:text-indent="0cm" style:auto-text-indent="false"/>
      <style:text-properties fo:font-size="12pt" fo:font-weight="normal" officeooo:rsid="002c7e22" officeooo:paragraph-rsid="002d9774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.205cm" fo:margin-right="0cm" fo:text-indent="0cm" style:auto-text-indent="false"/>
      <style:text-properties officeooo:paragraph-rsid="001e2d71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fo:font-weight="bold" officeooo:rsid="001b892b" style:font-size-asian="12pt" style:font-weight-asian="bold" style:font-size-complex="12pt"/>
    </style:style>
    <style:style style:name="T3" style:family="text">
      <style:text-properties fo:font-size="12pt" fo:font-weight="bold" officeooo:rsid="0020072c" style:font-size-asian="12pt" style:font-weight-asian="bold" style:font-size-complex="12pt"/>
    </style:style>
    <style:style style:name="T4" style:family="text">
      <style:text-properties fo:font-size="12pt" fo:font-weight="bold" officeooo:rsid="0034b905" style:font-size-asian="12pt" style:font-weight-asian="bold" style:font-size-complex="12pt"/>
    </style:style>
    <style:style style:name="T5" style:family="text">
      <style:text-properties fo:font-size="12pt" fo:font-weight="bold" officeooo:rsid="001e2d71" style:font-size-asian="12pt" style:font-weight-asian="bold" style:font-size-complex="12pt"/>
    </style:style>
    <style:style style:name="T6" style:family="text">
      <style:text-properties fo:font-size="12pt" fo:letter-spacing="-0.002cm" fo:font-weight="bold" style:font-size-asian="12pt" style:font-weight-asian="bold" style:font-size-complex="12pt"/>
    </style:style>
    <style:style style:name="T7" style:family="text">
      <style:text-properties fo:font-size="12pt" fo:letter-spacing="-0.002cm" style:font-size-asian="12pt" style:font-size-complex="12pt"/>
    </style:style>
    <style:style style:name="T8" style:family="text">
      <style:text-properties fo:font-size="12pt" fo:letter-spacing="0.004cm" fo:font-weight="bold" style:font-size-asian="12pt" style:font-weight-asian="bold" style:font-size-complex="12pt"/>
    </style:style>
    <style:style style:name="T9" style:family="text">
      <style:text-properties fo:font-size="12pt" fo:letter-spacing="-0.004cm" fo:font-weight="bold" style:font-size-asian="12pt" style:font-weight-asian="bold" style:font-size-complex="12pt"/>
    </style:style>
    <style:style style:name="T10" style:family="text">
      <style:text-properties fo:font-size="12pt" fo:letter-spacing="-0.004cm" style:font-size-asian="12pt" style:font-size-complex="12pt"/>
    </style:style>
    <style:style style:name="T11" style:family="text">
      <style:text-properties fo:font-size="12pt" fo:letter-spacing="-0.025cm" fo:font-weight="bold" style:font-size-asian="12pt" style:font-weight-asian="bold" style:font-size-complex="12pt"/>
    </style:style>
    <style:style style:name="T12" style:family="text">
      <style:text-properties fo:font-size="12pt" fo:letter-spacing="-0.011cm" fo:font-weight="bold" style:font-size-asian="12pt" style:font-weight-asian="bold" style:font-size-complex="12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fo:letter-spacing="-0.012cm" fo:font-weight="bold" style:font-size-asian="12pt" style:font-weight-asian="bold" style:font-size-complex="12pt"/>
    </style:style>
    <style:style style:name="T15" style:family="text">
      <style:text-properties fo:font-size="12pt" fo:letter-spacing="0.005cm" fo:font-weight="bold" style:font-size-asian="12pt" style:font-weight-asian="bold" style:font-size-complex="12pt"/>
    </style:style>
    <style:style style:name="T16" style:family="text">
      <style:text-properties fo:font-size="12pt" fo:letter-spacing="0.002cm" fo:font-weight="bold" style:font-size-asian="12pt" style:font-weight-asian="bold" style:font-size-complex="12pt"/>
    </style:style>
    <style:style style:name="T17" style:family="text">
      <style:text-properties fo:font-size="12pt" fo:letter-spacing="0.032cm" fo:font-weight="bold" style:font-size-asian="12pt" style:font-weight-asian="bold" style:font-size-complex="12pt"/>
    </style:style>
    <style:style style:name="T18" style:family="text">
      <style:text-properties fo:font-size="12pt" fo:letter-spacing="-0.007cm" fo:font-weight="bold" style:font-size-asian="12pt" style:font-weight-asian="bold" style:font-size-complex="12pt"/>
    </style:style>
    <style:style style:name="T19" style:family="text">
      <style:text-properties fo:font-size="12pt" fo:letter-spacing="-0.009cm" fo:font-weight="bold" style:font-size-asian="12pt" style:font-weight-asian="bold" style:font-size-complex="12pt"/>
    </style:style>
    <style:style style:name="T20" style:family="text">
      <style:text-properties fo:font-size="12pt" fo:letter-spacing="-0.023cm" fo:font-weight="bold" style:font-size-asian="12pt" style:font-weight-asian="bold" style:font-size-complex="12pt"/>
    </style:style>
    <style:style style:name="T21" style:family="text">
      <style:text-properties fo:font-size="12pt" fo:letter-spacing="0.012cm" fo:font-weight="bold" style:font-size-asian="12pt" style:font-weight-asian="bold" style:font-size-complex="12pt"/>
    </style:style>
    <style:style style:name="T22" style:family="text">
      <style:text-properties fo:letter-spacing="-0.104cm"/>
    </style:style>
    <style:style style:name="T23" style:family="text">
      <style:text-properties fo:letter-spacing="-0.002cm"/>
    </style:style>
    <style:style style:name="T24" style:family="text">
      <style:text-properties fo:letter-spacing="-0.012cm"/>
    </style:style>
    <style:style style:name="T25" style:family="text">
      <style:text-properties fo:letter-spacing="-0.041cm"/>
    </style:style>
    <style:style style:name="T26" style:family="text">
      <style:text-properties fo:letter-spacing="0.004cm"/>
    </style:style>
    <style:style style:name="T27" style:family="text">
      <style:text-properties fo:letter-spacing="0.005cm"/>
    </style:style>
    <style:style style:name="T28" style:family="text">
      <style:text-properties fo:letter-spacing="-0.004cm"/>
    </style:style>
    <style:style style:name="T29" style:family="text">
      <style:text-properties fo:letter-spacing="0.002cm"/>
    </style:style>
    <style:style style:name="T30" style:family="text">
      <style:text-properties fo:letter-spacing="-0.007cm"/>
    </style:style>
    <style:style style:name="T31" style:family="text">
      <style:text-properties fo:letter-spacing="-0.011cm"/>
    </style:style>
    <style:style style:name="T32" style:family="text">
      <style:text-properties officeooo:rsid="0034b90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text:span text:style-name="T5">Roll No. 202C</text:span><text:span text:style-name="T4">D</text:span><text:span text:style-name="T5">005<text:tab/><text:tab/><text:tab/><text:tab/><text:tab/><text:tab/>Sub: Introduction to Scalable System</text:span><text:span text:style-name="T3">s</text:span></text:p>
      <text:p text:style-name="P9">Name: Gavali Deshabhakt Nagnath</text:p>
      <text:p text:style-name="P8"/>
      <text:p text:style-name="P8"/>
      <text:p text:style-name="P8"/>
      <text:p text:style-name="P27">MPI Programming Assignment</text:p>
      <text:p text:style-name="P24"/>
      <text:p text:style-name="P24"/>
      <text:p text:style-name="P24"/>
      <text:p text:style-name="P24"/>
      <text:p text:style-name="P1"><text:span text:style-name="T1">1. M</text:span><text:span text:style-name="T6">P</text:span><text:span text:style-name="T1">I</text:span><text:span text:style-name="T8"> </text:span><text:span text:style-name="T1">“</text:span><text:span text:style-name="T6">H</text:span><text:span text:style-name="T1">e</text:span><text:span text:style-name="T6">ll</text:span><text:span text:style-name="T1">o</text:span><text:span text:style-name="T9"> </text:span><text:span text:style-name="T11">W</text:span><text:span text:style-name="T1">or</text:span><text:span text:style-name="T6">l</text:span><text:span text:style-name="T1">d” p</text:span><text:span text:style-name="T12">r</text:span><text:span text:style-name="T1">o</text:span><text:span text:style-name="T8">g</text:span><text:span text:style-name="T1">ram :</text:span></text:p>
      <text:p text:style-name="P10">Output:</text:p>
      <text:p text:style-name="P18">Hello world from processor deshabhakt-pc, rank 0 out of 2 processors</text:p>
      <text:p text:style-name="P18">Hello world from processor deshabhakt-pc, rank 1 out of 2 processors</text:p>
      <text:p text:style-name="P18"/>
      <text:p text:style-name="P7"><text:span text:style-name="T13">2. Demonstrat</text:span><text:span text:style-name="T7">i</text:span><text:span text:style-name="T13">on of M</text:span><text:span text:style-name="T7">P</text:span><text:span text:style-name="T13">I_Send() </text:span><text:span text:style-name="T10">a</text:span><text:span text:style-name="T13">nd M</text:span><text:span text:style-name="T7">P</text:span><text:span text:style-name="T13">I_Recv().</text:span></text:p>
      <text:p text:style-name="P11">Output:</text:p>
      <text:p text:style-name="P18">Value of x is : 0</text:p>
      <text:p text:style-name="P18">Process 1 of 2, Value of x is 10</text:p>
      <text:p text:style-name="P18">Source 0 Tag 1 </text:p>
      <text:p text:style-name="P18"/>
      <text:p text:style-name="P2"><text:span text:style-name="T1">3. Non-B</text:span><text:span text:style-name="T6">l</text:span><text:span text:style-name="T1">ock</text:span><text:span text:style-name="T6">i</text:span><text:span text:style-name="T1">ng Send </text:span><text:span text:style-name="T9">a</text:span><text:span text:style-name="T1">nd Rece</text:span><text:span text:style-name="T6">i</text:span><text:span text:style-name="T8">v</text:span><text:span text:style-name="T1">e</text:span></text:p>
      <text:p text:style-name="P14">Output:</text:p>
      <text:p text:style-name="P19">Value of x is : 0</text:p>
      <text:p text:style-name="P19">Process 1 of 2, Value of x is 0</text:p>
      <text:p text:style-name="P19">Source 834106320 Tag 21912 </text:p>
      <text:p text:style-name="P19">Received i : 0</text:p>
      <text:p text:style-name="P19">Received i : 1</text:p>
      <text:p text:style-name="P19">Received i : 2</text:p>
      <text:p text:style-name="P19">Received i : 3</text:p>
      <text:p text:style-name="P19">Received i : 4</text:p>
      <text:p text:style-name="P19"/>
      <text:p text:style-name="P3"><text:span text:style-name="T1">4. <text:s/>M</text:span><text:span text:style-name="T6">P</text:span><text:span text:style-name="T1">I_Send() st</text:span><text:span text:style-name="T9">a</text:span><text:span text:style-name="T1">ndard mode:</text:span></text:p>
      <text:p text:style-name="P15">Output:</text:p>
      <text:p text:style-name="P20">Received Array x : 2</text:p>
      <text:p text:style-name="P20">Received Array x : 2</text:p>
      <text:p text:style-name="P20">Received Array x : 2</text:p>
      <text:p text:style-name="P20">Received Array x : 2</text:p>
      <text:p text:style-name="P20">Received Array x : 2</text:p>
      <text:p text:style-name="P20">Received Array x : 2</text:p>
      <text:p text:style-name="P20">Received Array x : 2</text:p>
      <text:p text:style-name="P20">Received Array x : 2</text:p>
      <text:p text:style-name="P20">Received Array x : 2</text:p>
      <text:p text:style-name="P20">Received Array x : 2</text:p>
      <text:p text:style-name="P20">Received Array y : 1</text:p>
      <text:p text:style-name="P20">Received Array y : 1</text:p>
      <text:p text:style-name="P20">Received Array y : 1</text:p>
      <text:p text:style-name="P20">Received Array y : 1</text:p>
      <text:p text:style-name="P20">Received Array y : 1</text:p>
      <text:p text:style-name="P20">Received Array y : 1</text:p>
      <text:p text:style-name="P20"><text:soft-page-break/>Received Array y : 1</text:p>
      <text:p text:style-name="P20">Received Array y : 1</text:p>
      <text:p text:style-name="P20">Received Array y : 1</text:p>
      <text:p text:style-name="P20">Received Array y : 1</text:p>
      <text:p text:style-name="P15"/>
      <text:p text:style-name="P4"><text:span text:style-name="T1">5. Demonstrat</text:span><text:span text:style-name="T6">i</text:span><text:span text:style-name="T1">on of B</text:span><text:span text:style-name="T14">r</text:span><text:span text:style-name="T1">oadcast</text:span><text:span text:style-name="T8"> </text:span><text:span text:style-name="T9">o</text:span><text:span text:style-name="T1">pera</text:span><text:span text:style-name="T8">t</text:span><text:span text:style-name="T6">i</text:span><text:span text:style-name="T1">on : M</text:span><text:span text:style-name="T6">P</text:span><text:span text:style-name="T1">I_B</text:span><text:span text:style-name="T6">c</text:span><text:span text:style-name="T1">ast()</text:span></text:p>
      <text:p text:style-name="P4"><text:span text:style-name="T1">Output</text:span><text:span text:style-name="T2">(With Single Processor)</text:span><text:span text:style-name="T1">:</text:span></text:p>
      <text:p text:style-name="P20">2</text:p>
      <text:p text:style-name="P20">Value of x in process 0 : 2</text:p>
      <text:p text:style-name="P12"/>
      <text:p text:style-name="P5"><text:span text:style-name="T1">6. Demonstrat</text:span><text:span text:style-name="T6">i</text:span><text:span text:style-name="T1">on of M</text:span><text:span text:style-name="T6">P</text:span><text:span text:style-name="T1">I_Reduce w</text:span><text:span text:style-name="T6">i</text:span><text:span text:style-name="T1">th </text:span><text:span text:style-name="T6">S</text:span><text:span text:style-name="T1">um </text:span><text:span text:style-name="T6">O</text:span><text:span text:style-name="T1">pera</text:span><text:span text:style-name="T8">t</text:span><text:span text:style-name="T6">i</text:span><text:span text:style-name="T1">on</text:span></text:p>
      <text:p text:style-name="P16">Output:</text:p>
      <text:p text:style-name="P21">Value of y after reduce : 1</text:p>
      <text:p text:style-name="P21"/>
      <text:p text:style-name="P6"><text:span text:style-name="T1">7. Demonstrat</text:span><text:span text:style-name="T6">i</text:span><text:span text:style-name="T1">on of <text:s/>M</text:span><text:span text:style-name="T6">P</text:span><text:span text:style-name="T1">I_</text:span><text:span text:style-name="T6">G</text:span><text:span text:style-name="T1">ather()</text:span></text:p>
      <text:p text:style-name="P17">Output:</text:p>
      <text:p text:style-name="P6"/>
      <text:p text:style-name="P6">Value of y[0] in process 0 : 10</text:p>
      <text:p text:style-name="P6"/>
      <text:p text:style-name="P6">Value of y[1] in process 0 : 10</text:p>
      <text:p text:style-name="P6"/>
      <text:p text:style-name="P6"><text:span text:style-name="T1">8. Demonstrat</text:span><text:span text:style-name="T6">i</text:span><text:span text:style-name="T1">on of M</text:span><text:span text:style-name="T6">P</text:span><text:span text:style-name="T1">I_Scatter()</text:span></text:p>
      <text:p text:style-name="P17">Output:</text:p>
      <text:p text:style-name="P22">Enter 8 values into array x:</text:p>
      <text:p text:style-name="P22">1</text:p>
      <text:p text:style-name="P22">2</text:p>
      <text:p text:style-name="P22">3</text:p>
      <text:p text:style-name="P22">4</text:p>
      <text:p text:style-name="P22">5</text:p>
      <text:p text:style-name="P22">6</text:p>
      <text:p text:style-name="P22">7</text:p>
      <text:p text:style-name="P22">8</text:p>
      <text:p text:style-name="P22"/>
      <text:p text:style-name="P22">Value of y in process 0 : 1</text:p>
      <text:p text:style-name="P22"/>
      <text:p text:style-name="P22">Value of y in process 0 : 2</text:p>
      <text:p text:style-name="P22"/>
      <text:p text:style-name="P22">Value of y in process 0 : 3</text:p>
      <text:p text:style-name="P22"/>
      <text:p text:style-name="P22">Value of y in process 0 : 4</text:p>
      <text:p text:style-name="P22"/>
      <text:p text:style-name="P22">Value of y in process 0 : 5</text:p>
      <text:p text:style-name="P22"/>
      <text:p text:style-name="P22">Value of y in process 0 : 6</text:p>
      <text:p text:style-name="P22"/>
      <text:p text:style-name="P22">Value of y in process 0 : 7</text:p>
      <text:p text:style-name="P22"/>
      <text:p text:style-name="P22">Value of y in process 0 : 8</text:p>
      <text:p text:style-name="P26">9.<text:span text:style-name="T30"> W</text:span>r<text:span text:style-name="T23">i</text:span>te<text:span text:style-name="T29"> </text:span><text:span text:style-name="T28">a</text:span>n M<text:span text:style-name="T23">P</text:span>I<text:span text:style-name="T26"> </text:span>p<text:span text:style-name="T31">r</text:span>ogram<text:span text:style-name="T26"> </text:span>to f<text:span text:style-name="T23">in</text:span>d the sma<text:span text:style-name="T23">l</text:span><text:span text:style-name="T29">l</text:span>est e<text:span text:style-name="T23">l</text:span>ement<text:span text:style-name="T26"> </text:span><text:span text:style-name="T23">i</text:span>n a g<text:span text:style-name="T23">i</text:span>ven array of s<text:span text:style-name="T23">i</text:span>ze<text:span text:style-name="T29"> </text:span>N.</text:p>
      <text:p text:style-name="P13">Program:</text:p>
      <text:p text:style-name="P23">#include &lt;stdio.h&gt;</text:p>
      <text:p text:style-name="P23">#include &lt;mpi.h&gt;</text:p>
      <text:p text:style-name="P23">int main(int argc, char **argv) </text:p>
      <text:p text:style-name="P23">{</text:p>
      <text:p text:style-name="P23"><text:s text:c="4"/>int rank, size,n,lmin,gmin,x;</text:p>
      <text:p text:style-name="P23"><text:s text:c="4"/>int ArrIN[]={1,2,3,4,5,6,7,8,9,10,11,12,13,14,15,16,17,18,19,20,21,22,23,24};</text:p>
      <text:p text:style-name="P23"><text:s text:c="4"/>int B[]={};</text:p>
      <text:p text:style-name="P23"><text:s text:c="4"/>MPI_Init(&amp;argc, &amp;argv);</text:p>
      <text:p text:style-name="P23"><text:s text:c="4"/>MPI_Comm_rank(MPI_COMM_WORLD, &amp;rank);</text:p>
      <text:p text:style-name="P23"><text:s text:c="4"/>MPI_Comm_size(MPI_COMM_WORLD, &amp;size);</text:p>
      <text:p text:style-name="P23"><text:s text:c="4"/>n=sizeof(ArrIN)/sizeof(int);</text:p>
      <text:p text:style-name="P23"><text:s text:c="4"/>x=n/size;</text:p>
      <text:p text:style-name="P23"><text:s text:c="4"/>MPI_Scatter(&amp;ArrIN,x,MPI_INT,&amp;B,x,MPI_INT,0,MPI_COMM_WORLD);</text:p>
      <text:p text:style-name="P23"><text:s text:c="4"/>lmin=B[0];</text:p>
      <text:p text:style-name="P23"><text:s text:c="4"/>for(int i=0;i&lt;x;i++)</text:p>
      <text:p text:style-name="P23"><text:s text:c="4"/>{</text:p>
      <text:p text:style-name="P23"><text:s text:c="8"/>if(lmin&gt;B[i])</text:p>
      <text:p text:style-name="P23"><text:s text:c="8"/>{</text:p>
      <text:p text:style-name="P23"><text:s text:c="12"/>lmin=B[i];</text:p>
      <text:p text:style-name="P23"><text:s text:c="8"/>}</text:p>
      <text:p text:style-name="P23"><text:s text:c="4"/>}</text:p>
      <text:p text:style-name="P23"><text:s text:c="4"/>printf("Local min of process %d is %d\n",rank,lmin);</text:p>
      <text:p text:style-name="P23"><text:s text:c="4"/>MPI_Reduce(&amp;lmin,&amp;gmin,size,MPI_INT,MPI_MIN,0,MPI_COMM_WORLD);</text:p>
      <text:p text:style-name="P23"><text:s text:c="4"/>if(rank==0)</text:p>
      <text:p text:style-name="P23"><text:s text:c="4"/>{ <text:s text:c="7"/></text:p>
      <text:p text:style-name="P23"><text:s text:c="8"/>printf("Min of Entire array is %d\n",gmin);</text:p>
      <text:p text:style-name="P23"><text:s text:c="4"/>}</text:p>
      <text:p text:style-name="P23"><text:s text:c="4"/>MPI_Finalize();</text:p>
      <text:p text:style-name="P23"><text:s text:c="4"/>return 0;</text:p>
      <text:p text:style-name="P23">}</text:p>
      <text:p text:style-name="P23"/>
      <text:p text:style-name="P13"><text:soft-page-break/>Output(with 4 processes):</text:p>
      <text:p text:style-name="P23">Local min of process 2 is 13</text:p>
      <text:p text:style-name="P23">Local min of process 3 is 19</text:p>
      <text:p text:style-name="P23">Local min of process 0 is 1</text:p>
      <text:p text:style-name="P23">Local min of process 1 is 7</text:p>
      <text:p text:style-name="P33">Min of Entire array is 1</text:p>
      <text:p text:style-name="P33"/>
      <text:p text:style-name="P33"/>
      <text:p text:style-name="P25"><text:span text:style-name="T1">10.</text:span><text:span text:style-name="T15"> </text:span><text:span text:style-name="T6">I</text:span><text:span text:style-name="T1">n</text:span><text:span text:style-name="T15"> </text:span><text:span text:style-name="T1">a smart</text:span><text:span text:style-name="T15"> </text:span><text:span text:style-name="T1">agr</text:span><text:span text:style-name="T6">i</text:span><text:span text:style-name="T1">cu</text:span><text:span text:style-name="T6">l</text:span><text:span text:style-name="T1">t</text:span><text:span text:style-name="T8">u</text:span><text:span text:style-name="T12">r</text:span><text:span text:style-name="T1">e</text:span><text:span text:style-name="T8"> </text:span><text:span text:style-name="T1">s</text:span><text:span text:style-name="T9">y</text:span><text:span text:style-name="T1">stem</text:span><text:span text:style-name="T15"> </text:span><text:span text:style-name="T6">i</text:span><text:span text:style-name="T1">n</text:span><text:span text:style-name="T15"> </text:span><text:span text:style-name="T1">a </text:span><text:span text:style-name="T17"><text:s/></text:span><text:span text:style-name="T6">l</text:span><text:span text:style-name="T1">arge</text:span><text:span text:style-name="T8"> a</text:span><text:span text:style-name="T12">r</text:span><text:span text:style-name="T1">ea</text:span><text:span text:style-name="T15"> </text:span><text:span text:style-name="T6">li</text:span><text:span text:style-name="T1">ke</text:span><text:span text:style-name="T8"> </text:span><text:span text:style-name="T1">a state,</text:span><text:span text:style-name="T15"> </text:span><text:span text:style-name="T1">se</text:span><text:span text:style-name="T6">n</text:span><text:span text:style-name="T1">sors</text:span><text:span text:style-name="T15"> </text:span><text:span text:style-name="T1">a</text:span><text:span text:style-name="T12">r</text:span><text:span text:style-name="T1">e</text:span><text:span text:style-name="T8"> </text:span><text:span text:style-name="T1">dep</text:span><text:span text:style-name="T6">l</text:span><text:span text:style-name="T1">oyed</text:span><text:span text:style-name="T15"> </text:span><text:span text:style-name="T1">to c</text:span><text:span text:style-name="T8">o</text:span><text:span text:style-name="T6">ll</text:span><text:span text:style-name="T1">ect temperat</text:span><text:span text:style-name="T8">u</text:span><text:span text:style-name="T12">r</text:span><text:span text:style-name="T1">e</text:span><text:span text:style-name="T16"> </text:span><text:span text:style-name="T1">a</text:span><text:span text:style-name="T6">n</text:span><text:span text:style-name="T1">d hum</text:span><text:span text:style-name="T6">i</text:span><text:span text:style-name="T1">d</text:span><text:span text:style-name="T6">i</text:span><text:span text:style-name="T1">t</text:span><text:span text:style-name="T11">y</text:span><text:span text:style-name="T1">.</text:span><text:span text:style-name="T18"> </text:span><text:span text:style-name="T1">The sensed </text:span><text:span text:style-name="T6">i</text:span><text:span text:style-name="T1">nformat</text:span><text:span text:style-name="T6">i</text:span><text:span text:style-name="T1">on </text:span><text:span text:style-name="T8">a</text:span><text:span text:style-name="T12">r</text:span><text:span text:style-name="T1">e sto</text:span><text:span text:style-name="T19">r</text:span><text:span text:style-name="T1">ed </text:span><text:span text:style-name="T6">i</text:span><text:span text:style-name="T1">n a server</text:span><text:span text:style-name="T19"> </text:span><text:span text:style-name="T6">i</text:span><text:span text:style-name="T1">n</text:span><text:span text:style-name="T8"> </text:span><text:span text:style-name="T9">t</text:span><text:span text:style-name="T1">he</text:span><text:span text:style-name="T16"> </text:span><text:span text:style-name="T1">c</text:span><text:span text:style-name="T6">l</text:span><text:span text:style-name="T1">oud.</text:span><text:span text:style-name="T11"> </text:span><text:span text:style-name="T1">A</text:span><text:span text:style-name="T20"> </text:span><text:span text:style-name="T6">q</text:span><text:span text:style-name="T1">uery on</text:span><text:span text:style-name="T8"> </text:span><text:span text:style-name="T1">ca</text:span><text:span text:style-name="T6">l</text:span><text:span text:style-name="T1">cu</text:span><text:span text:style-name="T6">l</text:span><text:span text:style-name="T1">at</text:span><text:span text:style-name="T6">i</text:span><text:span text:style-name="T1">ng</text:span><text:span text:style-name="T8"> </text:span><text:span text:style-name="T1">the</text:span><text:span text:style-name="T16"> </text:span><text:span text:style-name="T1">average</text:span><text:span text:style-name="T16"> </text:span><text:span text:style-name="T1">temperatu</text:span><text:span text:style-name="T19">r</text:span><text:span text:style-name="T1">e</text:span><text:span text:style-name="T16"> </text:span><text:span text:style-name="T1">a</text:span><text:span text:style-name="T6">n</text:span><text:span text:style-name="T1">d</text:span><text:span text:style-name="T8"> </text:span><text:span text:style-name="T1">average</text:span><text:span text:style-name="T16"> </text:span><text:span text:style-name="T1">hum</text:span><text:span text:style-name="T6">i</text:span><text:span text:style-name="T1">d</text:span><text:span text:style-name="T6">i</text:span><text:span text:style-name="T1">ty </text:span><text:span text:style-name="T21"><text:s/></text:span><text:span text:style-name="T1">of the</text:span><text:span text:style-name="T16"> </text:span><text:span text:style-name="T1">comp</text:span><text:span text:style-name="T6">l</text:span><text:span text:style-name="T1">ete</text:span><text:span text:style-name="T16"> </text:span><text:span text:style-name="T1">state</text:span><text:span text:style-name="T16"> </text:span><text:span text:style-name="T1">nee</text:span><text:span text:style-name="T6">d</text:span><text:span text:style-name="T1">s</text:span><text:span text:style-name="T8"> </text:span><text:span text:style-name="T1">the </text:span><text:span text:style-name="T8">p</text:span><text:span text:style-name="T12">r</text:span><text:span text:style-name="T1">ocess</text:span><text:span text:style-name="T6">i</text:span><text:span text:style-name="T1">ng of</text:span><text:span text:style-name="T15"> </text:span><text:span text:style-name="T1">10 </text:span><text:span text:style-name="T6">l</text:span><text:span text:style-name="T1">akh</text:span><text:span text:style-name="T15"> </text:span><text:span text:style-name="T1">data e</text:span><text:span text:style-name="T6">l</text:span><text:span text:style-name="T1">e</text:span><text:span text:style-name="T8">m</text:span><text:span text:style-name="T1">ents. </text:span><text:span text:style-name="T16"><text:s/></text:span><text:span text:style-name="T18">W</text:span><text:span text:style-name="T1">r</text:span><text:span text:style-name="T6">i</text:span><text:span text:style-name="T1">te</text:span><text:span text:style-name="T8"> </text:span><text:span text:style-name="T1">a</text:span><text:span text:style-name="T15"> </text:span><text:span text:style-name="T1">para</text:span><text:span text:style-name="T6">ll</text:span><text:span text:style-name="T16">e</text:span><text:span text:style-name="T1">l</text:span><text:span text:style-name="T8"> </text:span><text:span text:style-name="T1">p</text:span><text:span text:style-name="T12">r</text:span><text:span text:style-name="T1">ogram</text:span><text:span text:style-name="T15"> </text:span><text:span text:style-name="T1">us</text:span><text:span text:style-name="T6">i</text:span><text:span text:style-name="T1">ng M</text:span><text:span text:style-name="T6">P</text:span><text:span text:style-name="T1">I</text:span><text:span text:style-name="T15"> </text:span><text:span text:style-name="T6">i</text:span><text:span text:style-name="T1">n</text:span><text:span text:style-name="T16"> </text:span><text:span text:style-name="T1">wh</text:span><text:span text:style-name="T6">i</text:span><text:span text:style-name="T1">ch</text:span><text:span text:style-name="T15"> </text:span><text:span text:style-name="T1">N</text:span><text:span text:style-name="T16"> </text:span><text:span text:style-name="T6">n</text:span><text:span text:style-name="T1">umber of</text:span><text:span text:style-name="T16"> </text:span><text:span text:style-name="T8">p</text:span><text:span text:style-name="T12">r</text:span><text:span text:style-name="T1">ocesses</text:span><text:span text:style-name="T16"> </text:span><text:span text:style-name="T1">run</text:span><text:span text:style-name="T16"> </text:span><text:span text:style-name="T6">i</text:span><text:span text:style-name="T1">n</text:span><text:span text:style-name="T16"> </text:span><text:span text:style-name="T6">p</text:span><text:span text:style-name="T1">ara</text:span><text:span text:style-name="T16">l</text:span><text:span text:style-name="T6">l</text:span><text:span text:style-name="T1">el</text:span><text:span text:style-name="T8"> </text:span><text:span text:style-name="T1">to</text:span><text:span text:style-name="T16"> </text:span><text:span text:style-name="T1">ca</text:span><text:span text:style-name="T6">l</text:span><text:span text:style-name="T1">cu</text:span><text:span text:style-name="T6">l</text:span><text:span text:style-name="T1">a</text:span><text:span text:style-name="T8">t</text:span><text:span text:style-name="T1">e the average</text:span><text:span text:style-name="T8"> </text:span><text:span text:style-name="T1">of </text:span><text:span text:style-name="T21"><text:s/></text:span><text:span text:style-name="T1">10</text:span><text:span text:style-name="T16"> </text:span><text:span text:style-name="T6">l</text:span><text:span text:style-name="T1">akh</text:span><text:span text:style-name="T16"> </text:span><text:span text:style-name="T1">e</text:span><text:span text:style-name="T6">l</text:span><text:span text:style-name="T1">ements</text:span><text:span text:style-name="T16"> </text:span><text:span text:style-name="T1">sto</text:span><text:span text:style-name="T19">r</text:span><text:span text:style-name="T1">ed</text:span><text:span text:style-name="T16"> </text:span><text:span text:style-name="T6">i</text:span><text:span text:style-name="T1">n</text:span><text:span text:style-name="T16"> </text:span><text:span text:style-name="T1">an</text:span><text:span text:style-name="T16"> </text:span><text:span text:style-name="T1">arra</text:span><text:span text:style-name="T11">y</text:span><text:span text:style-name="T1">,</text:span><text:span text:style-name="T16"> </text:span><text:span text:style-name="T6">i</text:span><text:span text:style-name="T1">n ord</text:span><text:span text:style-name="T16">e</text:span><text:span text:style-name="T1">r</text:span><text:span text:style-name="T19"> </text:span><text:span text:style-name="T1">to </text:span><text:span text:style-name="T6">i</text:span><text:span text:style-name="T1">mp</text:span><text:span text:style-name="T12">r</text:span><text:span text:style-name="T1">ove</text:span><text:span text:style-name="T16"> </text:span><text:span text:style-name="T12">r</text:span><text:span text:style-name="T1">esponse t</text:span><text:span text:style-name="T6">i</text:span><text:span text:style-name="T1">me.</text:span></text:p>
      <text:p text:style-name="P28">•<text:span text:style-name="T22"> </text:span><text:tab/>No<text:span text:style-name="T23">t</text:span>e:<text:span text:style-name="T24"> </text:span><text:span text:style-name="T25">Y</text:span>ou<text:span text:style-name="T26"> </text:span><text:span text:style-name="T23">m</text:span>ay<text:span text:style-name="T27"> </text:span><text:span text:style-name="T28">u</text:span>se<text:span text:style-name="T29"> </text:span>nu<text:span text:style-name="T23">m</text:span><text:span text:style-name="T26">b</text:span>er<text:span text:style-name="T26"> </text:span>of<text:span text:style-name="T26"> </text:span>e<text:span text:style-name="T23">l</text:span><text:span text:style-name="T29">e</text:span><text:span text:style-name="T23">m</text:span>en<text:span text:style-name="T23">t</text:span>s<text:span text:style-name="T26"> </text:span><text:span text:style-name="T23">t</text:span>o<text:span text:style-name="T27"> </text:span>be<text:span text:style-name="T29"> </text:span>s<text:span text:style-name="T23">m</text:span>a<text:span text:style-name="T23">l</text:span><text:span text:style-name="T29">l</text:span>er<text:span text:style-name="T26"> </text:span><text:span text:style-name="T23">t</text:span>han<text:span text:style-name="T27"> </text:span>10<text:span text:style-name="T26"> </text:span><text:span text:style-name="T23">l</text:span>akh<text:span text:style-name="T26"> </text:span>for<text:span text:style-name="T26"> </text:span><text:span text:style-name="T23">t</text:span>es<text:span text:style-name="T29">t</text:span><text:span text:style-name="T23">i</text:span>ng,<text:span text:style-name="T26"> </text:span>as<text:span text:style-name="T26"> </text:span>you<text:span text:style-name="T26"> </text:span>have<text:span text:style-name="T27"> </text:span><text:span text:style-name="T23">t</text:span>o <text:span text:style-name="T23">i</text:span>n<text:span text:style-name="T29">i</text:span><text:span text:style-name="T23">ti</text:span><text:span text:style-name="T29">a</text:span><text:span text:style-name="T23">li</text:span><text:span text:style-name="T29">z</text:span>e <text:span text:style-name="T23">t</text:span>hat<text:span text:style-name="T29"> </text:span><text:span text:style-name="T23">m</text:span>any<text:span text:style-name="T26"> </text:span>e<text:span text:style-name="T23">l</text:span>e<text:span text:style-name="T23">m</text:span>e<text:span text:style-name="T26">n</text:span><text:span text:style-name="T23">t</text:span>s.</text:p>
      <text:p text:style-name="P28"/>
      <text:p text:style-name="P31">Program:</text:p>
      <text:p text:style-name="P29">#include&lt;stdio.h&gt;</text:p>
      <text:p text:style-name="P29">#include&lt;mpi.h&gt;</text:p>
      <text:p text:style-name="P29">int main(int argv,char *argc[])</text:p>
      <text:p text:style-name="P29">{</text:p>
      <text:p text:style-name="P29"><text:s text:c="4"/>int myrank,size,n,sum;</text:p>
      <text:p text:style-name="P29"><text:s text:c="4"/>MPI_Init(&amp;argv,&amp;argc);</text:p>
      <text:p text:style-name="P29"><text:s text:c="4"/>MPI_Comm_size(MPI_COMM_WORLD,&amp;size);</text:p>
      <text:p text:style-name="P29"><text:s text:c="4"/>MPI_Comm_rank(MPI_COMM_WORLD,&amp;myrank);</text:p>
      <text:p text:style-name="P29"><text:s text:c="4"/>int A[]={1,2,3,4,5,6,7,8,9,10,11,12,13,14,15,16,17,18,19,20};</text:p>
      <text:p text:style-name="P29"><text:s text:c="4"/>int B[]={};</text:p>
      <text:p text:style-name="P29"><text:s text:c="4"/>n=sizeof(A)/sizeof(int);</text:p>
      <text:p text:style-name="P29"><text:s text:c="4"/>int x=(n/size);</text:p>
      <text:p text:style-name="P29"><text:s text:c="4"/>MPI_Scatter(&amp;A,x,MPI_INT,&amp;B,x,MPI_INT,0,MPI_COMM_WORLD);</text:p>
      <text:p text:style-name="P29"><text:s text:c="4"/>int localsum=0;</text:p>
      <text:p text:style-name="P29"><text:soft-page-break/><text:s text:c="4"/>for(int i=0;i&lt;x;i++)</text:p>
      <text:p text:style-name="P29"><text:s text:c="4"/>{</text:p>
      <text:p text:style-name="P29"><text:s text:c="8"/>localsum+=B[i];</text:p>
      <text:p text:style-name="P29"><text:s text:c="4"/>}</text:p>
      <text:p text:style-name="P29"><text:s text:c="4"/>MPI_Reduce(&amp;localsum,&amp;sum,1,MPI_FLOAT,MPI_SUM,0,MPI_COMM_WORLD);</text:p>
      <text:p text:style-name="P29"><text:s text:c="4"/>if(myrank==0)</text:p>
      <text:p text:style-name="P29"><text:s text:c="4"/>{</text:p>
      <text:p text:style-name="P29"><text:s text:c="8"/>float average = (float)sum/n;</text:p>
      <text:p text:style-name="P29"><text:s text:c="8"/>printf("Average of Array elements is %0.4f",average);</text:p>
      <text:p text:style-name="P29"><text:s text:c="4"/>}</text:p>
      <text:p text:style-name="P29"><text:s text:c="4"/>MPI_Finalize();</text:p>
      <text:p text:style-name="P29"><text:s text:c="4"/>return 0;</text:p>
      <text:p text:style-name="P29">}</text:p>
      <text:p text:style-name="P32">Output: </text:p>
      <text:p text:style-name="P30">Average of Array elements is 10.5000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4T19:11:20.814397218</meta:creation-date>
    <dc:date>2020-12-09T22:06:11.319089612</dc:date>
    <meta:editing-duration>PT10M26S</meta:editing-duration>
    <meta:editing-cycles>12</meta:editing-cycles>
    <meta:generator>LibreOffice/6.4.7.2$Linux_X86_64 LibreOffice_project/40$Build-2</meta:generator>
    <meta:document-statistic meta:table-count="0" meta:image-count="0" meta:object-count="0" meta:page-count="5" meta:paragraph-count="144" meta:word-count="633" meta:character-count="3992" meta:non-whitespace-character-count="3255"/>
  </office:meta>
</office:document-meta>
</file>